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style:shadow="none" style:may-break-between-rows="true" table:border-model="collapsing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style:min-row-height="0.831cm"/>
    </style:style>
    <style:style style:name="Tableau3" style:family="table">
      <style:table-properties style:width="17cm" table:align="margins" style:shadow="none" style:may-break-between-rows="true" table:border-model="collapsing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 style:shadow="none" style:may-break-between-rows="true" table:border-model="collapsing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 style:shadow="none" style:may-break-between-rows="true" table:border-model="collapsing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5" style:family="table-row">
      <style:table-row-properties style:min-row-height="0.831cm"/>
    </style:style>
    <style:style style:name="P1" style:family="paragraph" style:parent-style-name="Standard">
      <style:text-properties officeooo:rsid="0018812e" officeooo:paragraph-rsid="0018812e"/>
    </style:style>
    <style:style style:name="P2" style:family="paragraph" style:parent-style-name="Standard">
      <style:text-properties officeooo:rsid="0018812e" officeooo:paragraph-rsid="001a31be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fo:font-weight="bold" officeooo:rsid="001a31be" officeooo:paragraph-rsid="001a31b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1a31be" officeooo:paragraph-rsid="001a31b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5pt" fo:font-weight="normal" officeooo:rsid="0018812e" officeooo:paragraph-rsid="0018812e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5pt" fo:font-weight="normal" officeooo:rsid="0018812e" officeooo:paragraph-rsid="001a31be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fo:font-weight="normal" officeooo:rsid="001a31be" officeooo:paragraph-rsid="001a31be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5pt" fo:font-weight="normal" officeooo:rsid="001a31be" officeooo:paragraph-rsid="001a31b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a31be" officeooo:paragraph-rsid="001a31b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1a31be" officeooo:paragraph-rsid="001a31b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8pt" style:text-underline-style="solid" style:text-underline-width="auto" style:text-underline-color="font-color" fo:font-weight="bold" officeooo:rsid="001a31be" officeooo:paragraph-rsid="001a31be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5pt" officeooo:rsid="001a31be" officeooo:paragraph-rsid="001a31be" style:font-size-asian="13.1000003814697pt" style:font-size-complex="15pt"/>
    </style:style>
    <style:style style:name="P13" style:family="paragraph" style:parent-style-name="Standard">
      <style:text-properties fo:font-size="15pt" officeooo:rsid="001a31be" officeooo:paragraph-rsid="001a31be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officeooo:rsid="001a31be" officeooo:paragraph-rsid="001a31be" style:font-size-asian="15pt" style:font-size-complex="15pt"/>
    </style:style>
    <style:style style:name="P15" style:family="paragraph" style:parent-style-name="Standard">
      <style:text-properties fo:font-size="15pt" officeooo:rsid="0018812e" officeooo:paragraph-rsid="001a31be" style:font-size-asian="15pt" style:font-size-complex="15pt"/>
    </style:style>
    <style:style style:name="P16" style:family="paragraph" style:parent-style-name="Standard">
      <style:text-properties fo:font-size="15pt" officeooo:rsid="0018812e" officeooo:paragraph-rsid="0018812e" style:font-size-asian="15pt" style:font-size-complex="15pt"/>
    </style:style>
    <style:style style:name="P17" style:family="paragraph" style:parent-style-name="Standard">
      <style:text-properties fo:font-size="15pt" officeooo:rsid="0019b7ff" officeooo:paragraph-rsid="0018812e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a31be" officeooo:paragraph-rsid="001a31be" style:text-blinking="false" fo:background-color="transparent" style:font-size-asian="17.5pt" style:font-weight-asian="bold" style:font-size-complex="20pt" style:font-weight-complex="bold"/>
    </style:style>
    <style:style style:name="P19" style:family="paragraph" style:parent-style-name="Standard">
      <style:text-properties fo:font-size="14pt" officeooo:rsid="001a31be" officeooo:paragraph-rsid="001a31be" style:font-size-asian="14pt" style:font-size-complex="14pt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1a31be" officeooo:paragraph-rsid="001a31be" style:font-size-asian="18pt" style:font-weight-asian="bold" style:font-size-complex="18pt" style:font-weight-complex="bold"/>
    </style:style>
    <style:style style:name="P21" style:family="paragraph" style:parent-style-name="Standard">
      <style:text-properties officeooo:rsid="0019b7ff" officeooo:paragraph-rsid="0019b7ff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a31be" officeooo:paragraph-rsid="001a31b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officeooo:rsid="001a31be" officeooo:paragraph-rsid="001a31be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semble des CR de réunion – PP2I GRP6</text:p>
      <text:p text:style-name="P12"/>
      <text:p text:style-name="P12"/>
      <text:p text:style-name="P18"><text:bookmark text:name="docs-internal-guid-7e43dec9-7fff-3c29-d4d7-b84a528f57a2"/>______________________________________________________________________________________</text:p>
      <text:p text:style-name="P4"/>
      <text:p text:style-name="P4">Réunion du 2 Novembre 2024</text:p>
      <text:p text:style-name="P5"/>
      <text:p text:style-name="P7"><text:span text:style-name="T2">Lieu </text:span><text:span text:style-name="T1">: </text:span></text:p>
      <text:p text:style-name="P7"><text:span text:style-name="T1"/></text:p>
      <text:p text:style-name="P7">Table de la machine à café – Telecom Nancy</text:p>
      <text:p text:style-name="P5"/>
      <text:p text:style-name="P5"/>
      <text:p text:style-name="P11">Liste des participants :</text:p>
      <text:p text:style-name="P9"><text:tab/></text:p>
      <text:p text:style-name="P10"><text:tab/>- Angèle Denys</text:p>
      <text:p text:style-name="P10"><text:tab/>- Anne Regennass</text:p>
      <text:p text:style-name="P10"><text:tab/>- Elisa Girres</text:p>
      <text:p text:style-name="P10"><text:tab/>- Thibault Briand</text:p>
      <text:p text:style-name="P1"/>
      <text:p text:style-name="P1"/>
      <text:p text:style-name="P20">Ordre du jour :</text:p>
      <text:p text:style-name="P19"/>
      <text:p text:style-name="P13">- Début de l’analyse des attentes du projet (cf power point) </text:p>
      <text:p text:style-name="P13">- Brainstorming sur les façons de démarrer le projet et les étapes clés</text:p>
      <text:p text:style-name="P13">- Attribution des premiers travaux à effectuer</text:p>
      <text:p text:style-name="P19"/>
      <text:p text:style-name="P19"/>
      <text:p text:style-name="P20">To-do List :</text:p>
      <text:p text:style-name="P14"/>
      <table:table table:name="Tableau1" table:style-name="Tableau1" table:template-name="Default Style">
        <table:table-column table:style-name="Tableau1.A" table:number-columns-repeated="2"/>
        <table:table-row>
          <table:table-cell table:style-name="Tableau1.A1" office:value-type="string">
            <text:p text:style-name="P23">Tâche à effectuer</text:p>
          </table:table-cell>
          <table:table-cell table:style-name="Tableau1.B1" office:value-type="string">
            <text:p text:style-name="P23">Responsable(s)</text:p>
          </table:table-cell>
        </table:table-row>
        <table:table-row table:style-name="Tableau1.2">
          <table:table-cell table:style-name="Tableau1.A2" office:value-type="string">
            <text:p text:style-name="P22">Construction Base de Donnée SQL </text:p>
            <text:p text:style-name="P22">+ Création premières pages WEB</text:p>
          </table:table-cell>
          <table:table-cell table:style-name="Tableau1.B2" office:value-type="string">
            <text:p text:style-name="P22">Elisa &amp; Anne</text:p>
          </table:table-cell>
        </table:table-row>
        <table:table-row table:style-name="Tableau1.2">
          <table:table-cell table:style-name="Tableau1.A2" office:value-type="string">
            <text:p text:style-name="P22">Création jeu du Blockus</text:p>
          </table:table-cell>
          <table:table-cell table:style-name="Tableau1.B2" office:value-type="string">
            <text:p text:style-name="P22">Thibault &amp; Angèle</text:p>
          </table:table-cell>
        </table:table-row>
        <table:table-row>
          <table:table-cell table:style-name="Tableau1.A2" office:value-type="string">
            <text:p text:style-name="P22">Esthétique des pièces</text:p>
          </table:table-cell>
          <table:table-cell table:style-name="Tableau1.B2" office:value-type="string">
            <text:p text:style-name="P22">Thibault</text:p>
          </table:table-cell>
        </table:table-row>
      </table:table>
      <text:p text:style-name="P14"/>
      <text:p text:style-name="P19"/>
      <text:p text:style-name="P1"/>
      <text:p text:style-name="P1"/>
      <text:p text:style-name="P1"/>
      <text:p text:style-name="P1"/>
      <text:p text:style-name="P1"/>
      <text:p text:style-name="P4"><text:soft-page-break/>Réunion du 9 Nov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Table de la machine à café – Telecom Nancy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Mise en commun de ce qui a déjà été effectué</text:p>
      <text:p text:style-name="P13">- Projections sur le devenir du projet</text:p>
      <text:p text:style-name="P13"/>
      <text:p text:style-name="P19"/>
      <text:p text:style-name="P20">To-do List :</text:p>
      <text:p text:style-name="P13"/>
      <table:table table:name="Tableau2" table:style-name="Tableau2" table:template-name="Default Style">
        <table:table-column table:style-name="Tableau2.A" table:number-columns-repeated="2"/>
        <table:table-row>
          <table:table-cell table:style-name="Tableau2.A1" office:value-type="string">
            <text:p text:style-name="P23">Tâche à effectuer</text:p>
          </table:table-cell>
          <table:table-cell table:style-name="Tableau2.B1" office:value-type="string">
            <text:p text:style-name="P23">Responsable(s)</text:p>
          </table:table-cell>
        </table:table-row>
        <table:table-row table:style-name="Tableau2.2">
          <table:table-cell table:style-name="Tableau2.A2" office:value-type="string">
            <text:p text:style-name="P22">Vérification des fonctionnalités déjà présentes</text:p>
          </table:table-cell>
          <table:table-cell table:style-name="Tableau2.B2" office:value-type="string">
            <text:p text:style-name="P22">Thibault &amp; Angèle</text:p>
          </table:table-cell>
        </table:table-row>
        <table:table-row table:style-name="Tableau2.2">
          <table:table-cell table:style-name="Tableau2.A2" office:value-type="string">
            <text:p text:style-name="P22">Analyse et insertion des règles du jeu dans le programme</text:p>
          </table:table-cell>
          <table:table-cell table:style-name="Tableau2.B2" office:value-type="string">
            <text:p text:style-name="P22">Thibault &amp; Angèle</text:p>
          </table:table-cell>
        </table:table-row>
        <table:table-row table:style-name="Tableau2.4">
          <table:table-cell table:style-name="Tableau2.A2" office:value-type="string">
            <text:p text:style-name="P22">Modifications sur la base de données après premiers aperçus des besoins futurs</text:p>
          </table:table-cell>
          <table:table-cell table:style-name="Tableau2.B2" office:value-type="string">
            <text:p text:style-name="P22">Anne &amp; Elisa</text:p>
          </table:table-cell>
        </table:table-row>
      </table:table>
      <text:p text:style-name="P13"/>
      <text:p text:style-name="P16"/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oft-page-break/>Réunion du 22 Nov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Aile Nord – Telecom Nancy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Présentation du jeu de Blokus en globalité terminé</text:p>
      <text:p text:style-name="P13">- Présentation de la nouvelle Base de Donnée</text:p>
      <text:p text:style-name="P13"/>
      <text:p text:style-name="P19"/>
      <text:p text:style-name="P20">To-do List :</text:p>
      <text:p text:style-name="P13"/>
      <table:table table:name="Tableau3" table:style-name="Tableau3" table:template-name="Default Style">
        <table:table-column table:style-name="Tableau3.A" table:number-columns-repeated="2"/>
        <table:table-row>
          <table:table-cell table:style-name="Tableau3.A1" office:value-type="string">
            <text:p text:style-name="P23">Tâche à effectuer</text:p>
          </table:table-cell>
          <table:table-cell table:style-name="Tableau3.B1" office:value-type="string">
            <text:p text:style-name="P23">Responsable(s)</text:p>
          </table:table-cell>
        </table:table-row>
        <table:table-row table:style-name="Tableau3.2">
          <table:table-cell table:style-name="Tableau3.A2" office:value-type="string">
            <text:p text:style-name="P22">Implémenter les fonctions auxiliaires nécessaires au fur et à mesure</text:p>
          </table:table-cell>
          <table:table-cell table:style-name="Tableau3.B2" office:value-type="string">
            <text:p text:style-name="P22">Angèle</text:p>
          </table:table-cell>
        </table:table-row>
        <table:table-row table:style-name="Tableau3.2">
          <table:table-cell table:style-name="Tableau3.A2" office:value-type="string">
            <text:p text:style-name="P22">Création des liens entre le code Python et les pages Web</text:p>
          </table:table-cell>
          <table:table-cell table:style-name="Tableau3.B2" office:value-type="string">
            <text:p text:style-name="P22">Thibault &amp; Elisa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27 Nov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Telecom Nancy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Décision de la mise en place d’un Trello où ajouter au fur et à mesure les tâches à effectuer, afin de ne pas avoir besoin de se voir toutes les semaines pour se mettre d’accord sur ce qu’il faut faire</text:p>
      <text:p text:style-name="P13"/>
      <text:p text:style-name="P19"/>
      <text:p text:style-name="P20">To-do List :</text:p>
      <text:p text:style-name="P13"/>
      <table:table table:name="Tableau4" table:style-name="Tableau4" table:template-name="Default Style">
        <table:table-column table:style-name="Tableau4.A" table:number-columns-repeated="2"/>
        <table:table-row>
          <table:table-cell table:style-name="Tableau4.A1" office:value-type="string">
            <text:p text:style-name="P23">Tâche à effectuer</text:p>
          </table:table-cell>
          <table:table-cell table:style-name="Tableau4.B1" office:value-type="string">
            <text:p text:style-name="P23">Responsable(s)</text:p>
          </table:table-cell>
        </table:table-row>
        <table:table-row table:style-name="Tableau4.2">
          <table:table-cell table:style-name="Tableau4.A2" office:value-type="string">
            <text:p text:style-name="P22">Générer une grille sur la page Web du jeu en cours et relier le placement des pièces aux coordonnées</text:p>
          </table:table-cell>
          <table:table-cell table:style-name="Tableau4.B2" office:value-type="string">
            <text:p text:style-name="P22">Elisa &amp; Thibault</text:p>
          </table:table-cell>
        </table:table-row>
        <table:table-row table:style-name="Tableau4.2">
          <table:table-cell table:style-name="Tableau4.A2" office:value-type="string">
            <text:p text:style-name="P22">Continuer les tâches précédemment attitrées </text:p>
          </table:table-cell>
          <table:table-cell table:style-name="Tableau4.B2" office:value-type="string">
            <text:p text:style-name="P22">Elisa, Thibault, Angèle, Anne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7 Déc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En ligne (Groupe Discord)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Mise au point des tâches effectuées et de celles à venir</text:p>
      <text:p text:style-name="P13">- Prise d’information sur la démarche à suivre lorsqu’on test nos fonctions avec la page web</text:p>
      <text:p text:style-name="P13"/>
      <text:p text:style-name="P19"/>
      <text:p text:style-name="P20">To-do List :</text:p>
      <text:p text:style-name="P13"/>
      <text:p text:style-name="P13">Pas de nouvelles tâches → Continuer ce qu’on est en train de faire, et aider les autres dans leur tâches si nécessair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27 Déc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En ligne (Groupe Discord)</text:p>
      <text:p text:style-name="P6"/>
      <text:p text:style-name="P6"/>
      <text:p text:style-name="P11">Liste des participants :</text:p>
      <text:p text:style-name="P9"><text:tab/>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Mise au point de ce qui a été effectué durant les 20 derniers jours, notamment durant la période de fêtes où chacun a bien avancé</text:p>
      <text:p text:style-name="P13">- Nouvelles instructions de lancement de partie et de test</text:p>
      <text:p text:style-name="P13">- Retour sur premiers codes CSS pour décorer les pages web du jeu</text:p>
      <text:p text:style-name="P13"/>
      <text:p text:style-name="P19"/>
      <text:p text:style-name="P20">To-do List :</text:p>
      <text:p text:style-name="P13"/>
      <table:table table:name="Tableau5" table:style-name="Tableau5" table:template-name="Default Style">
        <table:table-column table:style-name="Tableau5.A" table:number-columns-repeated="2"/>
        <table:table-row>
          <table:table-cell table:style-name="Tableau5.A1" office:value-type="string">
            <text:p text:style-name="P23">Tâche à effectuer</text:p>
          </table:table-cell>
          <table:table-cell table:style-name="Tableau5.B1" office:value-type="string">
            <text:p text:style-name="P23">Responsable(s)</text:p>
          </table:table-cell>
        </table:table-row>
        <table:table-row table:style-name="Tableau5.2">
          <table:table-cell table:style-name="Tableau5.A2" office:value-type="string">
            <text:p text:style-name="P22">Code CSS</text:p>
          </table:table-cell>
          <table:table-cell table:style-name="Tableau5.B2" office:value-type="string">
            <text:p text:style-name="P22">Angèle</text:p>
          </table:table-cell>
        </table:table-row>
        <table:table-row table:style-name="Tableau5.2">
          <table:table-cell table:style-name="Tableau5.A2" office:value-type="string">
            <text:p text:style-name="P22">Liaison entre la page WEB et l’IA</text:p>
          </table:table-cell>
          <table:table-cell table:style-name="Tableau5.B2" office:value-type="string">
            <text:p text:style-name="P22">Angèle</text:p>
          </table:table-cell>
        </table:table-row>
        <table:table-row table:style-name="Tableau5.2">
          <table:table-cell table:style-name="Tableau5.A2" office:value-type="string">
            <text:p text:style-name="P22">Correction et amélioration du programme du jeu et des liens avec la page WEB et le SQL</text:p>
          </table:table-cell>
          <table:table-cell table:style-name="Tableau5.B2" office:value-type="string">
            <text:p text:style-name="P22">Thibault &amp; Elisa</text:p>
          </table:table-cell>
        </table:table-row>
        <table:table-row table:style-name="Tableau5.5">
          <table:table-cell table:style-name="Tableau5.A2" office:value-type="string">
            <text:p text:style-name="P22">Code pour l’IA</text:p>
          </table:table-cell>
          <table:table-cell table:style-name="Tableau5.B2" office:value-type="string">
            <text:p text:style-name="P22">Anne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30 Décembre 2024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En ligne (Groupe Discord)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Mise en commun de TOUT ce que chacun a fait durant cette première partie de vacances</text:p>
      <text:p text:style-name="P13">- Rappel de possibilité d’Apport d’aide aux uns et aux autres </text:p>
      <text:p text:style-name="P13"/>
      <text:p text:style-name="P19"/>
      <text:p text:style-name="P20">To-do List :</text:p>
      <text:p text:style-name="P13"/>
      <text:p text:style-name="P13">Pas de nouvelle tâche : les tâches précédentes sont renouvelées en continu suivant l’avancement de chaque partie du proje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3 Janvier 2025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En ligne (Groupe Discord)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Finitions sur le Web et CSS (Angèle)</text:p>
      <text:p text:style-name="P13">- Debuggage intensif</text:p>
      <text:p text:style-name="P13">- Objectif optimisation au maximum des performances du jeu (Thibault &amp; Elisa)</text:p>
      <text:p text:style-name="P13">- Finitions sur IA (Anne)</text:p>
      <text:p text:style-name="P13"/>
      <text:p text:style-name="P19"/>
      <text:p text:style-name="P20">To-do List :</text:p>
      <text:p text:style-name="P13"/>
      <text:p text:style-name="P13">Inscrit dans l’ordre du jour (Réunion de travail essentiellement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Réunion du 6 Janvier 2025</text:p>
      <text:p text:style-name="P6"/>
      <text:p text:style-name="P7"><text:span text:style-name="T2">Lieu </text:span><text:span text:style-name="T1">: </text:span></text:p>
      <text:p text:style-name="P7"><text:span text:style-name="T1"/></text:p>
      <text:p text:style-name="P7">Hall – Telecom Nancy</text:p>
      <text:p text:style-name="P6"/>
      <text:p text:style-name="P6"/>
      <text:p text:style-name="P11">Liste des participants :</text:p>
      <text:p text:style-name="P9"><text:tab/></text:p>
      <text:p text:style-name="P8"><text:tab/>- Angèle Denys</text:p>
      <text:p text:style-name="P8"><text:tab/>- Anne Regennass</text:p>
      <text:p text:style-name="P8"><text:tab/>- Elisa Girres</text:p>
      <text:p text:style-name="P8"><text:tab/>- Thibault Briand</text:p>
      <text:p text:style-name="P15"/>
      <text:p text:style-name="P2"/>
      <text:p text:style-name="P20">Ordre du jour :</text:p>
      <text:p text:style-name="P19"/>
      <text:p text:style-name="P13">- Revue de ce qu’il reste à push dans le projet GIT avant le rendu le 7/01 à 22h</text:p>
      <text:p text:style-name="P13"/>
      <text:p text:style-name="P19"/>
      <text:p text:style-name="P20">To-do List :</text:p>
      <text:p text:style-name="P13"/>
      <text:p text:style-name="P13">Ceux ayant le temps de faire quelque chose travaille dessus</text:p>
      <text:p text:style-name="P13"/>
      <text:p text:style-name="P13">Essentiellement :</text:p>
      <text:p text:style-name="P13">- dernières corrections du programme</text:p>
      <text:p text:style-name="P13">- informations complémentaires au projet à rédiger au propre et push dans le projet 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9:19:57.629411347</meta:creation-date>
    <dc:date>2025-01-07T15:31:13.586367899</dc:date>
    <meta:editing-duration>PT57M19S</meta:editing-duration>
    <meta:editing-cycles>4</meta:editing-cycles>
    <meta:generator>LibreOffice/7.4.7.2$Linux_X86_64 LibreOffice_project/40$Build-2</meta:generator>
    <meta:document-statistic meta:table-count="5" meta:image-count="0" meta:object-count="0" meta:page-count="9" meta:paragraph-count="164" meta:word-count="822" meta:character-count="4559" meta:non-whitespace-character-count="3832"/>
  </office:meta>
</office:document-meta>
</file>